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Footer" style:master-page-name="">
      <style:paragraph-properties fo:text-align="center" style:justify-single-word="false" style:page-number="auto"/>
    </style:style>
    <style:style style:name="P4" style:family="paragraph" style:parent-style-name="ITMO_20_ICT_20_Lab_20_Works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6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7" style:family="paragraph" style:parent-style-name="ITMO_20_ICT_20_Lab_20_Works" style:master-page-name="">
      <loext:graphic-properties draw:fill="none"/>
      <style:paragraph-properties fo:margin-left="0in" fo:margin-right="0in" fo:margin-top="0.1665in" fo:margin-bottom="0.0835in" style:contextual-spacing="false" fo:text-align="center" style:justify-single-word="false" fo:text-indent="0in" style:auto-text-indent="false" style:page-number="auto" fo:break-before="page" fo:background-color="transparent" fo:keep-with-next="always"/>
      <style:text-properties officeooo:rsid="002794e8" officeooo:paragraph-rsid="002794e8"/>
    </style:style>
    <style:style style:name="P8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1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1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4pt" fo:language="ru" fo:country="RU" fo:font-weight="normal" officeooo:rsid="00212c17" style:font-size-asian="14pt" style:font-weight-asian="normal" style:font-size-complex="14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8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2" loext:marker-style-name="T3"><text:span text:style-name="T3">Факультет Программной Инженерии и Компьютерной Техники </text:span></text:p>
      <text:p text:style-name="P10">Лабораторная работа по информатике №1</text:p>
      <text:p text:style-name="P11">Вариант 27</text:p>
      <text:p text:style-name="P14">Выполнил: Снагин Станислав Максимович</text:p>
      <text:p text:style-name="P15">Проверил: ФИО препода, ученая степень, ученое звание</text:p>
      <text:p text:style-name="P15">Группа: Р3115</text:p>
      <text:p text:style-name="P9"><text:span text:style-name="T4">Санкт Петербург 2024 г.</text:span>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ITMO_20_ICT_20_Lab_20_Works" text:outline-level="1" text:is-list-header="true"><text:soft-page-break/>Содержание</text:h>
          </text:index-title>
          <text:p text:style-name="P1"><text:a xlink:type="simple" xlink:href="#__RefHeading___Toc3867_2985257696" text:style-name="Index_20_Link" text:visited-style-name="Index_20_Link">Задания<text:tab/>3</text:a></text:p>
          <text:p text:style-name="P1"><text:a xlink:type="simple" xlink:href="#__RefHeading___Toc3869_2985257696" text:style-name="Index_20_Link" text:visited-style-name="Index_20_Link">Основные этапы вычисления<text:tab/>4</text:a></text:p>
          <text:p text:style-name="P1"><text:a xlink:type="simple" xlink:href="#__RefHeading___Toc3871_2985257696" text:style-name="Index_20_Link" text:visited-style-name="Index_20_Link">Заключение<text:tab/>5</text:a></text:p>
          <text:p text:style-name="P1"><text:a xlink:type="simple" xlink:href="#__RefHeading___Toc3873_2985257696" text:style-name="Index_20_Link" text:visited-style-name="Index_20_Link">Список используемых источников<text:tab/>6</text:a></text:p>
        </text:index-body>
      </text:table-of-content>
      <text:h text:style-name="P5" text:outline-level="1" text:is-list-header="true"/>
      <text:h text:style-name="P7" text:outline-level="1"><text:bookmark-start text:name="__RefHeading___Toc3867_2985257696"/>Задания<text:bookmark-end text:name="__RefHeading___Toc3867_2985257696"/></text:h>
      <text:h text:style-name="P6" text:outline-level="1" text:is-list-header="true"><text:bookmark-start text:name="__RefHeading___Toc3869_2985257696"/>Основные этапы вычисления<text:bookmark-end text:name="__RefHeading___Toc3869_2985257696"/></text:h>
      <text:h text:style-name="P6" text:outline-level="1" text:is-list-header="true"><text:bookmark-start text:name="__RefHeading___Toc3871_2985257696"/>Заключение<text:bookmark-end text:name="__RefHeading___Toc3871_2985257696"/></text:h>
      <text:h text:style-name="P6" text:outline-level="1" text:is-list-header="true"><text:bookmark-start text:name="__RefHeading___Toc3873_2985257696"/>Список используемых источников<text:bookmark-end text:name="__RefHeading___Toc3873_298525769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TMO_20_ICT_20_Lab_20_Works" style:display-name="ITMO ICT Lab Works" style:family="paragraph" style:parent-style-name="Heading_20_1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11T17:19:01.293187736</dc:date>
    <meta:editing-duration>PT36M12S</meta:editing-duration>
    <meta:editing-cycles>9</meta:editing-cycles>
    <meta:document-statistic meta:table-count="0" meta:image-count="0" meta:object-count="0" meta:page-count="6" meta:paragraph-count="18" meta:word-count="63" meta:character-count="525" meta:non-whitespace-character-count="479"/>
  </office:meta>
</office:document-meta>
</file>